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f2df" officeooo:paragraph-rsid="0008f2df"/>
    </style:style>
    <style:style style:name="P2" style:family="paragraph" style:parent-style-name="Standard">
      <style:text-properties fo:font-weight="bold" officeooo:rsid="0008f2df" officeooo:paragraph-rsid="0008f2df" style:font-weight-asian="bold" style:font-weight-complex="bold"/>
    </style:style>
    <style:style style:name="P3" style:family="paragraph" style:parent-style-name="Standard">
      <style:text-properties fo:font-weight="bold" officeooo:rsid="000a0de7" officeooo:paragraph-rsid="000a0de7" style:font-weight-asian="bold" style:font-weight-complex="bold"/>
    </style:style>
    <style:style style:name="P4" style:family="paragraph" style:parent-style-name="Standard">
      <style:text-properties fo:font-weight="bold" officeooo:rsid="000a0de7" officeooo:paragraph-rsid="000a669d" style:font-weight-asian="bold" style:font-weight-complex="bold"/>
    </style:style>
    <style:style style:name="P5" style:family="paragraph" style:parent-style-name="Standard">
      <style:text-properties fo:font-weight="bold" officeooo:rsid="000a669d" officeooo:paragraph-rsid="000a669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f2df" officeooo:paragraph-rsid="0008f2d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7ffc" officeooo:paragraph-rsid="000b7ffc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becdf" officeooo:paragraph-rsid="000becdf" style:font-weight-asian="bold" style:font-weight-complex="bold"/>
    </style:style>
    <style:style style:name="P9" style:family="paragraph" style:parent-style-name="Standard">
      <style:text-properties fo:font-weight="normal" officeooo:rsid="0008f2df" officeooo:paragraph-rsid="000a0de7" style:font-weight-asian="normal" style:font-weight-complex="normal"/>
    </style:style>
    <style:style style:name="P10" style:family="paragraph" style:parent-style-name="Standard">
      <style:text-properties fo:font-weight="normal" officeooo:rsid="0008f2df" officeooo:paragraph-rsid="000a669d" style:font-weight-asian="normal" style:font-weight-complex="normal"/>
    </style:style>
    <style:style style:name="P11" style:family="paragraph" style:parent-style-name="Standard">
      <style:text-properties officeooo:paragraph-rsid="000a0de7"/>
    </style:style>
    <style:style style:name="P12" style:family="paragraph" style:parent-style-name="Standard">
      <style:text-properties officeooo:rsid="000a669d" officeooo:paragraph-rsid="000a669d"/>
    </style:style>
    <style:style style:name="P13" style:family="paragraph" style:parent-style-name="Standard">
      <style:text-properties style:text-underline-style="none" fo:font-weight="normal" officeooo:rsid="000b7ffc" officeooo:paragraph-rsid="000b7ffc" style:font-weight-asian="normal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5" style:family="paragraph" style:parent-style-name="Preformatted_20_Text">
      <style:text-properties fo:color="#000000" style:font-name="DejaVu Sans Mono" fo:font-size="9pt" style:text-underline-style="none" fo:font-weight="normal" officeooo:rsid="000b7ffc" officeooo:paragraph-rsid="000b7ffc" style:font-weight-asian="normal" style:font-weight-complex="normal"/>
    </style:style>
    <style:style style:name="P16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0becdf" officeooo:paragraph-rsid="000becdf" style:font-weight-asian="bold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a0de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0de7" style:font-weight-asian="normal" style:font-weight-complex="normal"/>
    </style:style>
    <style:style style:name="T6" style:family="text">
      <style:text-properties fo:font-weight="normal" officeooo:rsid="000a669d" style:font-weight-asian="normal" style:font-weight-complex="normal"/>
    </style:style>
    <style:style style:name="T7" style:family="text">
      <style:text-properties officeooo:rsid="000a669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9pt" fo:font-weight="bold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style="italic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660e7a" style:font-name="DejaVu Sans Mono" fo:font-size="9pt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008000" style:font-name="DejaVu Sans Mono" fo:font-size="9pt" fo:font-weight="bold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VA MULTITHREADING EXERCISE (Deepak Kalra)</text:p>
      <text:p text:style-name="P1"/>
      <text:p text:style-name="P1"/>
      <text:p text:style-name="P1"><text:span text:style-name="T1">ques-1</text:span>= sleep()</text:p>
      <text:p text:style-name="P1"/>
      <text:p text:style-name="P1"><text:span text:style-name="T1">ques-2</text:span> = Volatile keyword is used to make data members of a class to be synchronized so that different threads can access them and manipulate it thread safely.</text:p>
      <text:p text:style-name="P1"/>
      <text:p text:style-name="P2">ques-3=</text:p>
      <text:p text:style-name="P1"><text:s text:c="3"/><text:span text:style-name="T2">USING THREAD class</text:span></text:p>
      <text:p text:style-name="P1"/>
      <text:p text:style-name="P1">class Test extends Thread </text:p>
      <text:p text:style-name="P1">{ </text:p>
      <text:p text:style-name="P1"/>
      <text:p text:style-name="P1">public void run()</text:p>
      <text:p text:style-name="P1"><text:s/>{ </text:p>
      <text:p text:style-name="P1">System.out.println("Run method executed by child Thread"); </text:p>
      <text:p text:style-name="P1">}</text:p>
      <text:p text:style-name="P1"><text:s/>public static void main(String[] args) </text:p>
      <text:p text:style-name="P1">{ Test t = new Test(); </text:p>
      <text:p text:style-name="P1">t.start(); </text:p>
      <text:p text:style-name="P1">System.out.println("Main method executed by main thread"); </text:p>
      <text:p text:style-name="P1">}</text:p>
      <text:p text:style-name="P1"><text:s/>}</text:p>
      <text:p text:style-name="P1"/>
      <text:p text:style-name="P6">USING Runnable interface</text:p>
      <text:p text:style-name="P1"/>
      <text:p text:style-name="P1">class test2{</text:p>
      <text:p text:style-name="P1"><text:s/>public static void m1() </text:p>
      <text:p text:style-name="P1">{ </text:p>
      <text:p text:style-name="P1">System.out.println("Hello deepak"); </text:p>
      <text:p text:style-name="P1">}</text:p>
      <text:p text:style-name="P1"><text:s/>}</text:p>
      <text:p text:style-name="P1"/>
      <text:p text:style-name="P1"><text:s/>class Test1 extends test2 implements Runnable </text:p>
      <text:p text:style-name="P1">{</text:p>
      <text:p text:style-name="P1"><text:s/>public void run()</text:p>
      <text:p text:style-name="P1"><text:s/>{</text:p>
      <text:p text:style-name="P1"><text:s/>System.out.println("Run method executed by child Thread"); </text:p>
      <text:p text:style-name="P1">} </text:p>
      <text:p text:style-name="P1">public static void main(String[] args)</text:p>
      <text:p text:style-name="P1"><text:s/>{ Test1 t = new Test1();</text:p>
      <text:p text:style-name="P1">t.m1();</text:p>
      <text:p text:style-name="P1"><text:s/>Thread t1 = new Thread(t);</text:p>
      <text:p text:style-name="P1"><text:s/>t1.start(); </text:p>
      <text:p text:style-name="P1">System.out.println("Main method executed by main thread");</text:p>
      <text:p text:style-name="P1"><text:s/>}</text:p>
      <text:p text:style-name="P1"><text:s/>}<text:line-break/></text:p>
      <text:p text:style-name="P1"/>
      <text:p text:style-name="P1"/>
      <text:p text:style-name="P1"/>
      <text:p text:style-name="P2"><text:soft-page-break/></text:p>
      <text:p text:style-name="P3">ques-4=</text:p>
      <text:p text:style-name="P3"><text:span text:style-name="T4">Synchronized block</text:span></text:p>
      <text:p text:style-name="P3"><text:span text:style-name="T4"/></text:p>
      <text:p text:style-name="P11"><text:span text:style-name="T5">import java.io.*;</text:span></text:p>
      <text:p text:style-name="P11"><text:span text:style-name="T5"><text:s/>import java.util.*; </text:span></text:p>
      <text:p text:style-name="P11"><text:span text:style-name="T5">class bsyn </text:span><text:span text:style-name="T6">implements Runnable</text:span></text:p>
      <text:p text:style-name="P11"><text:span text:style-name="T5"><text:s/>{</text:span></text:p>
      <text:p text:style-name="P11"><text:span text:style-name="T5"><text:s text:c="2"/></text:span></text:p>
      <text:p text:style-name="P11"><text:span text:style-name="T5">public int </text:span><text:span text:style-name="T6">balance</text:span><text:span text:style-name="T5">= 0; </text:span></text:p>
      <text:p text:style-name="P12"><text:span text:style-name="T5">p</text:span><text:span text:style-name="T4">ublic void withdraw(){</text:span></text:p>
      <text:p text:style-name="P12"><text:span text:style-name="T4">balance-=5000;</text:span></text:p>
      <text:p text:style-name="P12"><text:span text:style-name="T4">}</text:span></text:p>
      <text:p text:style-name="P12"><text:span text:style-name="T4"/></text:p>
      <text:p text:style-name="P12"><text:span text:style-name="T5">p</text:span><text:span text:style-name="T4">ublic void run(){</text:span></text:p>
      <text:p text:style-name="P12"><text:span text:style-name="T4"/></text:p>
      <text:p text:style-name="P12"><text:span text:style-name="T4">synchronized(this){</text:span></text:p>
      <text:p text:style-name="P12"><text:span text:style-name="T4">if(balance&gt;=5000){</text:span></text:p>
      <text:p text:style-name="P12"><text:span text:style-name="T4">withdraw();</text:span></text:p>
      <text:p text:style-name="P12"><text:span text:style-name="T4">}</text:span></text:p>
      <text:p text:style-name="P12"><text:span text:style-name="T4">else{</text:span></text:p>
      <text:p text:style-name="P12"><text:span text:style-name="T4">System.out.println(“money is insufficent to be withdrawn”);</text:span></text:p>
      <text:p text:style-name="P12"><text:span text:style-name="T4"/></text:p>
      <text:p text:style-name="P12"><text:span text:style-name="T4">}</text:span></text:p>
      <text:p text:style-name="P12"><text:span text:style-name="T4">}</text:span></text:p>
      <text:p text:style-name="P12"><text:span text:style-name="T4"/></text:p>
      <text:p text:style-name="P12"><text:span text:style-name="T4">}</text:span></text:p>
      <text:p text:style-name="P3"><text:span text:style-name="T5"/></text:p>
      <text:p text:style-name="P3"><text:span text:style-name="T4"><text:s/>}</text:span></text:p>
      <text:p text:style-name="P3"><text:span text:style-name="T4"><text:s/>class threeb {</text:span></text:p>
      <text:p text:style-name="P3"><text:span text:style-name="T4"><text:s/>public static void main (String[] args) </text:span></text:p>
      <text:p text:style-name="P3"><text:span text:style-name="T4">{</text:span></text:p>
      <text:p text:style-name="P3"><text:span text:style-name="T4"><text:s/>bsyn n1 = new bsyn(); </text:span></text:p>
      <text:p text:style-name="P4"><text:span text:style-name="T4">bsyn n</text:span><text:span text:style-name="T6">2</text:span><text:span text:style-name="T4"> = new bsyn();</text:span></text:p>
      <text:p text:style-name="P5"><text:span text:style-name="T4">Thread t1= new Thread(n1);</text:span></text:p>
      <text:p text:style-name="P5"><text:span text:style-name="T4">t1.start();</text:span></text:p>
      <text:p text:style-name="P5"><text:span text:style-name="T4">Thread t2= new Thread(n2);</text:span></text:p>
      <text:p text:style-name="P5"><text:span text:style-name="T4">t2.start();</text:span></text:p>
      <text:p text:style-name="P11"><text:span text:style-name="T5"/></text:p>
      <text:p text:style-name="P11"><text:span text:style-name="T5">}</text:span></text:p>
      <text:p text:style-name="P11"><text:span text:style-name="T5"><text:s/>}</text:span></text:p>
      <text:p text:style-name="P2"/>
      <text:p text:style-name="P2"/>
      <text:p text:style-name="P2">ques-<text:span text:style-name="T3">5</text:span>=</text:p>
      <text:p text:style-name="P3">Synchronized method</text:p>
      <text:p text:style-name="P9">import java.io.*; </text:p>
      <text:p text:style-name="P9">class Line { </text:p>
      <text:p text:style-name="P9">synchronized public void getLine() </text:p>
      <text:p text:style-name="P9">{</text:p>
      <text:p text:style-name="P9"><text:s/>for (int i = 0; i &lt; 3; i++) </text:p>
      <text:p text:style-name="P9">{</text:p>
      <text:p text:style-name="P10"><text:s/>System.out.println(i); </text:p>
      <text:p text:style-name="P10"><text:soft-page-break/>try { Thread.sleep(400); </text:p>
      <text:p text:style-name="P9">} </text:p>
      <text:p text:style-name="P9">catch (Exception e) {</text:p>
      <text:p text:style-name="P9"><text:s/>System.out.println(e); </text:p>
      <text:p text:style-name="P9">}</text:p>
      <text:p text:style-name="P9"><text:s/>} </text:p>
      <text:p text:style-name="P9">} }</text:p>
      <text:p text:style-name="P9"><text:s/></text:p>
      <text:p text:style-name="P9">class Train extends Thread {</text:p>
      <text:p text:style-name="P9"><text:s/>Line line;</text:p>
      <text:p text:style-name="P9"><text:s/>Train(Line line) {</text:p>
      <text:p text:style-name="P9"><text:s/>this.line = line; </text:p>
      <text:p text:style-name="P9">} </text:p>
      <text:p text:style-name="P9"/>
      <text:p text:style-name="P9">public void run()</text:p>
      <text:p text:style-name="P9">{</text:p>
      <text:p text:style-name="P9"><text:s/>line.getLine();</text:p>
      <text:p text:style-name="P9"><text:s/>} </text:p>
      <text:p text:style-name="P9">}</text:p>
      <text:p text:style-name="P9"><text:s/>public class three { </text:p>
      <text:p text:style-name="P9">public static void main(String[] args)</text:p>
      <text:p text:style-name="P9"><text:s/>{</text:p>
      <text:p text:style-name="P9"><text:s/>Line obj = new Line();</text:p>
      <text:p text:style-name="P9"><text:s/>Train t1 = new Train(obj);</text:p>
      <text:p text:style-name="P9"><text:s/>Train t2 = new Train(obj);</text:p>
      <text:p text:style-name="P10"><text:s/>t1.start();</text:p>
      <text:p text:style-name="P10"><text:s/>t2.start(); </text:p>
      <text:p text:style-name="P9">} </text:p>
      <text:p text:style-name="P9">}</text:p>
      <text:p text:style-name="P9"/>
      <text:p text:style-name="P7">ques-6=</text:p>
      <text:p text:style-name="P13"/>
      <text:p text:style-name="P15"><text:span text:style-name="T9">class </text:span>odd <text:span text:style-name="T9">extends </text:span>Thread{</text:p>
      <text:p text:style-name="P17"><text:s text:c="4"/><text:span text:style-name="T10">public void </text:span><text:span text:style-name="T11">run(){</text:span></text:p>
      <text:p text:style-name="P17"><text:s text:c="4"/><text:span text:style-name="T10">for </text:span><text:span text:style-name="T11">(</text:span><text:span text:style-name="T10">int </text:span><text:span text:style-name="T11">i=</text:span><text:span text:style-name="T13">1</text:span><text:span text:style-name="T11">;i&lt;</text:span><text:span text:style-name="T13">100</text:span><text:span text:style-name="T11">;i+=</text:span><text:span text:style-name="T13">2</text:span><text:span text:style-name="T11">){</text:span></text:p>
      <text:p text:style-name="P17"><text:s text:c="8"/><text:span text:style-name="T11">System.</text:span><text:span text:style-name="T15">out</text:span><text:span text:style-name="T11">.println(i);</text:span></text:p>
      <text:p text:style-name="P17"><text:s text:c="4"/><text:span text:style-name="T11">}</text:span></text:p>
      <text:p text:style-name="P17"><text:s text:c="4"/><text:span text:style-name="T11">}</text:span></text:p>
      <text:p text:style-name="P14">}</text:p>
      <text:p text:style-name="P14"><text:span text:style-name="T9">class </text:span>even <text:span text:style-name="T9">extends </text:span>Thread{</text:p>
      <text:p text:style-name="P17"><text:s text:c="4"/><text:span text:style-name="T10">public void </text:span><text:span text:style-name="T11">run(){</text:span></text:p>
      <text:p text:style-name="P17"><text:s text:c="8"/><text:span text:style-name="T10">for </text:span><text:span text:style-name="T11">(</text:span><text:span text:style-name="T10">int </text:span><text:span text:style-name="T11">i=</text:span><text:span text:style-name="T13">2</text:span><text:span text:style-name="T11">;i&lt;</text:span><text:span text:style-name="T13">100</text:span><text:span text:style-name="T11">;i+=</text:span><text:span text:style-name="T13">2</text:span><text:span text:style-name="T11">){</text:span></text:p>
      <text:p text:style-name="P17"><text:s text:c="12"/><text:span text:style-name="T11">System.</text:span><text:span text:style-name="T15">out</text:span><text:span text:style-name="T11">.println(i);</text:span></text:p>
      <text:p text:style-name="P17"><text:s text:c="8"/><text:span text:style-name="T11">}</text:span></text:p>
      <text:p text:style-name="P17"><text:s text:c="4"/><text:span text:style-name="T11">}</text:span></text:p>
      <text:p text:style-name="P14">}</text:p>
      <text:p text:style-name="P14"><text:span text:style-name="T9">public class </text:span>ThreadPool {</text:p>
      <text:p text:style-name="P17"><text:s text:c="4"/><text:span text:style-name="T10">public static void </text:span><text:span text:style-name="T11">main(String[] args) {</text:span></text:p>
      <text:p text:style-name="P17"><text:s text:c="8"/><text:span text:style-name="T11">odd o = </text:span><text:span text:style-name="T10">new </text:span><text:span text:style-name="T11">odd();</text:span></text:p>
      <text:p text:style-name="P17"><text:s text:c="8"/><text:span text:style-name="T11">even e = </text:span><text:span text:style-name="T10">new </text:span><text:span text:style-name="T11">even();</text:span></text:p>
      <text:p text:style-name="P17"><text:s text:c="8"/><text:span text:style-name="T11">o.start();</text:span></text:p>
      <text:p text:style-name="P17"><text:s text:c="8"/><text:span text:style-name="T11">e.start();</text:span></text:p>
      <text:p text:style-name="P17"><text:s text:c="4"/><text:span text:style-name="T11">}</text:span></text:p>
      <text:p text:style-name="P18">}</text:p>
      <text:p text:style-name="P13"/>
      <text:p text:style-name="P13"/>
      <text:p text:style-name="P7"><text:soft-page-break/>ques-7=</text:p>
      <text:p text:style-name="P13"/>
      <text:p text:style-name="P15"><text:span text:style-name="T9">class </text:span>First</text:p>
      <text:p text:style-name="P14">{</text:p>
      <text:p text:style-name="P17"><text:s text:c="4"/><text:span text:style-name="T10">public void </text:span><text:span text:style-name="T11">myProducer() </text:span><text:span text:style-name="T10">throws </text:span><text:span text:style-name="T11">InterruptedException {</text:span></text:p>
      <text:p text:style-name="P17"><text:s text:c="8"/><text:span text:style-name="T10">synchronized </text:span><text:span text:style-name="T11">(</text:span><text:span text:style-name="T10">this</text:span><text:span text:style-name="T11">)</text:span></text:p>
      <text:p text:style-name="P17"><text:s text:c="8"/><text:span text:style-name="T11">{</text:span></text:p>
      <text:p text:style-name="P17"><text:s text:c="12"/><text:span text:style-name="T11">System.</text:span><text:span text:style-name="T15">out</text:span><text:span text:style-name="T11">.println(</text:span><text:span text:style-name="T16">"By Producer-&gt;&gt;&gt;&gt;Produced"</text:span><text:span text:style-name="T11">);</text:span></text:p>
      <text:p text:style-name="P17"><text:s text:c="12"/><text:span text:style-name="T11">wait();</text:span></text:p>
      <text:p text:style-name="P17"><text:s text:c="12"/><text:span text:style-name="T11">System.</text:span><text:span text:style-name="T15">out</text:span><text:span text:style-name="T11">.println(</text:span><text:span text:style-name="T16">"The item is consumed and resumed"</text:span><text:span text:style-name="T11">);</text:span></text:p>
      <text:p text:style-name="P17"><text:s text:c="8"/><text:span text:style-name="T11">}</text:span></text:p>
      <text:p text:style-name="P17"><text:s text:c="4"/><text:span text:style-name="T11">}</text:span></text:p>
      <text:p text:style-name="P17"><text:s text:c="4"/><text:span text:style-name="T10">public <text:s/>void </text:span><text:span text:style-name="T11">myConsumer() </text:span><text:span text:style-name="T10">throws </text:span><text:span text:style-name="T11">InterruptedException {</text:span></text:p>
      <text:p text:style-name="P17"><text:s text:c="8"/><text:span text:style-name="T10">synchronized </text:span><text:span text:style-name="T11">(</text:span><text:span text:style-name="T10">this</text:span><text:span text:style-name="T11">)</text:span></text:p>
      <text:p text:style-name="P17"><text:s text:c="8"/><text:span text:style-name="T11">{</text:span></text:p>
      <text:p text:style-name="P17"><text:s text:c="12"/><text:span text:style-name="T11">Thread.</text:span><text:span text:style-name="T12">sleep</text:span><text:span text:style-name="T11">(</text:span><text:span text:style-name="T13">3000</text:span><text:span text:style-name="T11">);</text:span></text:p>
      <text:p text:style-name="P17"><text:s text:c="12"/><text:span text:style-name="T11">System.</text:span><text:span text:style-name="T15">out</text:span><text:span text:style-name="T11">.println(</text:span><text:span text:style-name="T16">"By Consumer -&gt;&gt;&gt; Consumed"</text:span><text:span text:style-name="T11">);</text:span></text:p>
      <text:p text:style-name="P17"><text:s text:c="12"/><text:span text:style-name="T11">notify();</text:span></text:p>
      <text:p text:style-name="P17"><text:s text:c="8"/><text:span text:style-name="T11">}</text:span></text:p>
      <text:p text:style-name="P17"><text:s text:c="4"/><text:span text:style-name="T11">}</text:span></text:p>
      <text:p text:style-name="P14">}</text:p>
      <text:p text:style-name="P14"><text:span text:style-name="T9">public class </text:span>Q7q4waitnotify {</text:p>
      <text:p text:style-name="P17"><text:s text:c="4"/><text:span text:style-name="T10">public static void </text:span><text:span text:style-name="T11">main(String[] args) {</text:span></text:p>
      <text:p text:style-name="P17"><text:s text:c="8"/><text:span text:style-name="T11">First f1=</text:span><text:span text:style-name="T10">new </text:span><text:span text:style-name="T11">First();</text:span></text:p>
      <text:p text:style-name="P17"><text:s text:c="8"/><text:span text:style-name="T11">Thread t1=</text:span><text:span text:style-name="T10">new </text:span><text:span text:style-name="T11">Thread(</text:span><text:span text:style-name="T10">new </text:span><text:span text:style-name="T11">Runnable() {</text:span></text:p>
      <text:p text:style-name="P17"><text:s text:c="12"/><text:span text:style-name="T18">@Override</text:span></text:p>
      <text:p text:style-name="P17"><text:span text:style-name="T17"><text:s text:c="12"/></text:span><text:span text:style-name="T10">public void </text:span><text:span text:style-name="T11">run() {</text:span></text:p>
      <text:p text:style-name="P17"><text:s text:c="16"/><text:span text:style-name="T10">try </text:span><text:span text:style-name="T11">{</text:span></text:p>
      <text:p text:style-name="P17"><text:s text:c="20"/><text:span text:style-name="T14">f1</text:span><text:span text:style-name="T11">.myProducer();</text:span></text:p>
      <text:p text:style-name="P17"><text:s text:c="16"/><text:span text:style-name="T11">} </text:span><text:span text:style-name="T10">catch </text:span><text:span text:style-name="T11">(InterruptedException e) {</text:span></text:p>
      <text:p text:style-name="P17"><text:s text:c="20"/><text:span text:style-name="T11">e.printStackTrace();</text:span></text:p>
      <text:p text:style-name="P17"><text:s text:c="16"/><text:span text:style-name="T11">}</text:span></text:p>
      <text:p text:style-name="P17"><text:s text:c="12"/><text:span text:style-name="T11">}</text:span></text:p>
      <text:p text:style-name="P17"><text:s text:c="8"/><text:span text:style-name="T11">});</text:span></text:p>
      <text:p text:style-name="P17"><text:s text:c="8"/><text:span text:style-name="T11">Thread t2=</text:span><text:span text:style-name="T10">new </text:span><text:span text:style-name="T11">Thread(</text:span><text:span text:style-name="T10">new </text:span><text:span text:style-name="T11">Runnable() {</text:span></text:p>
      <text:p text:style-name="P17"><text:s text:c="12"/><text:span text:style-name="T18">@Override</text:span></text:p>
      <text:p text:style-name="P17"><text:span text:style-name="T17"><text:s text:c="12"/></text:span><text:span text:style-name="T10">public void </text:span><text:span text:style-name="T11">run() {</text:span></text:p>
      <text:p text:style-name="P17"><text:s text:c="16"/><text:span text:style-name="T10">try </text:span><text:span text:style-name="T11">{</text:span></text:p>
      <text:p text:style-name="P17"><text:s text:c="20"/><text:span text:style-name="T14">f1</text:span><text:span text:style-name="T11">.myConsumer();</text:span></text:p>
      <text:p text:style-name="P17"><text:s text:c="16"/><text:span text:style-name="T11">} </text:span><text:span text:style-name="T10">catch </text:span><text:span text:style-name="T11">(InterruptedException e) {</text:span></text:p>
      <text:p text:style-name="P17"><text:s text:c="20"/><text:span text:style-name="T11">e.printStackTrace();</text:span></text:p>
      <text:p text:style-name="P17"><text:s text:c="16"/><text:span text:style-name="T11">}</text:span></text:p>
      <text:p text:style-name="P17"><text:s text:c="12"/><text:span text:style-name="T11">}</text:span></text:p>
      <text:p text:style-name="P17"><text:s text:c="8"/><text:span text:style-name="T11">});</text:span></text:p>
      <text:p text:style-name="P17"><text:s text:c="8"/><text:span text:style-name="T11">t1.start();</text:span></text:p>
      <text:p text:style-name="P17"><text:s text:c="8"/><text:span text:style-name="T11">t2.start();</text:span></text:p>
      <text:p text:style-name="P17"><text:s text:c="4"/><text:span text:style-name="T11">}</text:span></text:p>
      <text:p text:style-name="P18">}</text:p>
      <text:p text:style-name="P13"/>
      <text:p text:style-name="P8">ques-8=</text:p>
      <text:p text:style-name="P8"/>
      <text:p text:style-name="P16"><text:span text:style-name="T8">class </text:span>MyThread <text:span text:style-name="T8">extends </text:span>Thread</text:p>
      <text:p text:style-name="P14">{</text:p>
      <text:p text:style-name="P17"><text:s text:c="4"/><text:span text:style-name="T18">@Override</text:span></text:p>
      <text:p text:style-name="P17"><text:span text:style-name="T17"><text:s text:c="4"/></text:span><text:span text:style-name="T10">public void </text:span><text:span text:style-name="T11">run() {</text:span></text:p>
      <text:p text:style-name="P17"><text:s text:c="8"/><text:span text:style-name="T11">System.</text:span><text:span text:style-name="T15">out</text:span><text:span text:style-name="T11">.println(</text:span><text:span text:style-name="T16">"hey i am executing..."</text:span><text:span text:style-name="T11">+Thread.</text:span><text:span text:style-name="T12">currentThread</text:span><text:span text:style-name="T11">().getName());</text:span></text:p>
      <text:p text:style-name="P17"><text:s text:c="8"/><text:span text:style-name="T10">try </text:span><text:span text:style-name="T11">{</text:span></text:p>
      <text:p text:style-name="P17"><text:s text:c="12"/><text:span text:style-name="T11">Thread.</text:span><text:span text:style-name="T12">sleep</text:span><text:span text:style-name="T11">(</text:span><text:span text:style-name="T13">3000</text:span><text:span text:style-name="T11">);</text:span></text:p>
      <text:p text:style-name="P17"><text:s text:c="8"/><text:span text:style-name="T11">} </text:span><text:span text:style-name="T10">catch </text:span><text:span text:style-name="T11">(InterruptedException e) {</text:span></text:p>
      <text:p text:style-name="P17"><text:s text:c="12"/><text:span text:style-name="T11">e.printStackTrace();</text:span></text:p>
      <text:p text:style-name="P17"><text:s text:c="8"/><text:span text:style-name="T11">}</text:span></text:p>
      <text:p text:style-name="P17"><text:s text:c="8"/><text:span text:style-name="T11">System.</text:span><text:span text:style-name="T15">out</text:span><text:span text:style-name="T11">.println(</text:span><text:span text:style-name="T16">"Finished"</text:span><text:span text:style-name="T11">);</text:span></text:p>
      <text:p text:style-name="P17"><text:soft-page-break/><text:s text:c="4"/><text:span text:style-name="T11">}</text:span></text:p>
      <text:p text:style-name="P14">}</text:p>
      <text:p text:style-name="P14"><text:span text:style-name="T9">public class </text:span>Ques8Join {</text:p>
      <text:p text:style-name="P17"><text:s text:c="4"/><text:span text:style-name="T10">public static void </text:span><text:span text:style-name="T11">main(String[] args) {</text:span></text:p>
      <text:p text:style-name="P17"><text:s text:c="8"/><text:span text:style-name="T11">MyThread t1= </text:span><text:span text:style-name="T10">new </text:span><text:span text:style-name="T11">MyThread();</text:span></text:p>
      <text:p text:style-name="P17"><text:s text:c="8"/><text:span text:style-name="T11">MyThread t2=</text:span><text:span text:style-name="T10">new </text:span><text:span text:style-name="T11">MyThread();</text:span></text:p>
      <text:p text:style-name="P17"><text:s text:c="8"/><text:span text:style-name="T11">t1.start();</text:span></text:p>
      <text:p text:style-name="P17"><text:s text:c="8"/><text:span text:style-name="T20">//starts second thread when thread t1 has died</text:span></text:p>
      <text:p text:style-name="P17"><text:span text:style-name="T19"><text:s text:c="8"/></text:span><text:span text:style-name="T10">try</text:span><text:span text:style-name="T11">{</text:span></text:p>
      <text:p text:style-name="P17"><text:s text:c="12"/><text:span text:style-name="T11">t1.join();</text:span></text:p>
      <text:p text:style-name="P17"><text:s text:c="8"/><text:span text:style-name="T11">} </text:span><text:span text:style-name="T10">catch </text:span><text:span text:style-name="T11">(InterruptedException e) {</text:span></text:p>
      <text:p text:style-name="P17"><text:s text:c="12"/><text:span text:style-name="T11">e.printStackTrace();</text:span></text:p>
      <text:p text:style-name="P17"><text:s text:c="8"/><text:span text:style-name="T11">}</text:span></text:p>
      <text:p text:style-name="P17"><text:s text:c="8"/><text:span text:style-name="T11">t2.start();</text:span></text:p>
      <text:p text:style-name="P17"><text:s text:c="4"/><text:span text:style-name="T11">}</text:span></text:p>
      <text:p text:style-name="P18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0:09:17.758629499</meta:creation-date>
    <dc:date>2020-02-23T20:52:14.481984055</dc:date>
    <meta:editing-duration>PT1M56S</meta:editing-duration>
    <meta:editing-cycles>1</meta:editing-cycles>
    <meta:document-statistic meta:table-count="0" meta:image-count="0" meta:object-count="0" meta:page-count="5" meta:paragraph-count="206" meta:word-count="513" meta:character-count="4190" meta:non-whitespace-character-count="3082"/>
    <meta:generator>LibreOffice/6.0.7.3$Linux_X86_64 LibreOffice_project/00m0$Build-3</meta:generator>
  </office:meta>
</office:document-meta>
</file>